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uss10" table:style-name="ta1">
        <table:shapes>
          <draw:frame draw:z-index="0" draw:style-name="gr1" draw:text-style-name="P1" svg:width="159.99mm" svg:height="89.99mm" svg:x="0mm" svg:y="113.98mm">
            <draw:object draw:notify-on-update-of-ranges="gauss10.B1:gauss10.B1 gauss10.B2:gauss10.B23 gauss10.C1:gauss10.C1 gauss10.C2:gauss10.C23 gauss10.D1:gauss10.D1 gauss10.D2:gauss10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6.41mm" svg:y="115.53mm">
            <draw:object draw:notify-on-update-of-ranges="gauss10.I1:gauss10.I1 gauss10.I2:gauss10.I23 gauss10.J1:gauss10.J1 gauss10.J2:gauss10.J23 gauss10.K1:gauss10.K1 gauss10.K2:gauss10.K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83" calcext:value-type="float">
            <text:p>283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96" calcext:value-type="float">
            <text:p>296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316" calcext:value-type="float">
            <text:p>316</text:p>
          </table:table-cell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office:value-type="float" office:value="312" calcext:value-type="float">
            <text:p>312</text:p>
          </table:table-cell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2" calcext:value-type="float">
            <text:p>282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2" calcext:value-type="float">
            <text:p>272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9" calcext:value-type="float">
            <text:p>279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number-columns-repeated="14"/>
        </table:table-row>
      </table:table>
      <table:table table:name="gauss20" table:style-name="ta1">
        <table:shapes>
          <draw:frame draw:z-index="0" draw:style-name="gr1" draw:text-style-name="P1" svg:width="159.99mm" svg:height="89.99mm" svg:x="0mm" svg:y="118.82mm">
            <draw:object draw:notify-on-update-of-ranges="gauss20.B1:gauss20.B1 gauss20.B2:gauss20.B23 gauss20.C1:gauss20.C1 gauss20.C2:gauss20.C23 gauss20.D1:gauss20.D1 gauss20.D2:gauss20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76.09mm" svg:y="119.64mm">
            <draw:object draw:notify-on-update-of-ranges="gauss20.I1:gauss20.I1 gauss20.I2:gauss20.I23 gauss20.J1:gauss20.J1 gauss20.J2:gauss20.J23 gauss20.K1:gauss20.K1 gauss20.K2:gauss20.K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217" calcext:value-type="float">
            <text:p>217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" calcext:value-type="float">
            <text:p>204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7" calcext:value-type="float">
            <text:p>197</text:p>
          </table:table-cell>
          <table:table-cell office:value-type="float" office:value="237" calcext:value-type="float">
            <text:p>237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4" calcext:value-type="float">
            <text:p>194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</table:table-row>
      </table:table>
      <table:table table:name="waves10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3"/>
        </table:table-row>
      </table:table>
      <table:table table:name="waves20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  <table:table-cell table:number-columns-repeated="4"/>
          <table:table-cell office:value-type="string" calcext:value-type="string">
            <text:p>Normal</text:p>
          </table:table-cell>
          <table:table-cell office:value-type="string" calcext:value-type="string">
            <text:p>Improve1</text:p>
          </table:table-cell>
          <table:table-cell office:value-type="string" calcext:value-type="string">
            <text:p>Improv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83" calcext:value-type="float">
            <text:p>283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" calcext:value-type="float">
            <text:p>266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96" calcext:value-type="float">
            <text:p>296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302" calcext:value-type="float">
            <text:p>302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1" calcext:value-type="float">
            <text:p>291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316" calcext:value-type="float">
            <text:p>316</text:p>
          </table:table-cell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office:value-type="float" office:value="312" calcext:value-type="float">
            <text:p>312</text:p>
          </table:table-cell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4" calcext:value-type="float">
            <text:p>294</text:p>
          </table:table-cell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2" calcext:value-type="float">
            <text:p>282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2" calcext:value-type="float">
            <text:p>272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9" calcext:value-type="float">
            <text:p>279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17:16:28.615686981</meta:creation-date>
    <dc:date>2021-08-10T17:48:24.606852995</dc:date>
    <meta:editing-duration>PT21M43S</meta:editing-duration>
    <meta:editing-cycles>6</meta:editing-cycles>
    <meta:generator>LibreOffice/6.0.7.3$Linux_X86_64 LibreOffice_project/00m0$Build-3</meta:generator>
    <meta:document-statistic meta:table-count="4" meta:cell-count="6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gauss10.B1:gauss10.D23" chart:data-source-has-labels="row" svg:x="0.32cm" svg:y="0.18cm" svg:width="12.587cm" svg:height="8.64cm">
          <chartooo:coordinate-region svg:x="1.127cm" svg:y="0.379cm" svg:width="11.5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auss10.B2:gauss10.B23" chart:label-cell-address="gauss10.B1:gauss10.B1" chart:class="chart:line">
            <chart:data-point chart:repeated="22"/>
          </chart:series>
          <chart:series chart:style-name="ch7" chart:values-cell-range-address="gauss10.C2:gauss10.C23" chart:label-cell-address="gauss10.C1:gauss10.C1" chart:class="chart:line">
            <chart:data-point chart:repeated="22"/>
          </chart:series>
          <chart:series chart:style-name="ch8" chart:values-cell-range-address="gauss10.D2:gauss10.D23" chart:label-cell-address="gauss10.D1:gauss10.D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gauss10.B1:gauss10.B1</svg:desc>
                </draw:g>
              </table:table-cell>
              <table:table-cell office:value-type="string">
                <text:p>Improve1</text:p>
                <draw:g>
                  <svg:desc>gauss10.C1:gauss10.C1</svg:desc>
                </draw:g>
              </table:table-cell>
              <table:table-cell office:value-type="string">
                <text:p>Improve2</text:p>
                <draw:g>
                  <svg:desc>gauss10.D1:gauss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8">
                <text:p>258</text:p>
                <draw:g>
                  <svg:desc>gauss10.B2:gauss10.B23</svg:desc>
                </draw:g>
              </table:table-cell>
              <table:table-cell office:value-type="float" office:value="283">
                <text:p>283</text:p>
                <draw:g>
                  <svg:desc>gauss10.C2:gauss10.C23</svg:desc>
                </draw:g>
              </table:table-cell>
              <table:table-cell office:value-type="float" office:value="298">
                <text:p>298</text:p>
                <draw:g>
                  <svg:desc>gauss10.D2:gauss10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1">
                <text:p>271</text:p>
              </table:table-cell>
              <table:table-cell office:value-type="float" office:value="301">
                <text:p>3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3">
                <text:p>263</text:p>
              </table:table-cell>
              <table:table-cell office:value-type="float" office:value="296">
                <text:p>29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6">
                <text:p>266</text:p>
              </table:table-cell>
              <table:table-cell office:value-type="float" office:value="293">
                <text:p>29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  <table:table-cell office:value-type="float" office:value="296">
                <text:p>29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9">
                <text:p>269</text:p>
              </table:table-cell>
              <table:table-cell office:value-type="float" office:value="290">
                <text:p>2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">
                <text:p>270</text:p>
              </table:table-cell>
              <table:table-cell office:value-type="float" office:value="285">
                <text:p>28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">
                <text:p>273</text:p>
              </table:table-cell>
              <table:table-cell office:value-type="float" office:value="291">
                <text:p>29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">
                <text:p>279</text:p>
              </table:table-cell>
              <table:table-cell office:value-type="float" office:value="302">
                <text:p>30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1">
                <text:p>291</text:p>
              </table:table-cell>
              <table:table-cell office:value-type="float" office:value="313">
                <text:p>31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2">
                <text:p>272</text:p>
              </table:table-cell>
              <table:table-cell office:value-type="float" office:value="316">
                <text:p>31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">
                <text:p>289</text:p>
              </table:table-cell>
              <table:table-cell office:value-type="float" office:value="312">
                <text:p>31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0">
                <text:p>290</text:p>
              </table:table-cell>
              <table:table-cell office:value-type="float" office:value="318">
                <text:p>31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308">
                <text:p>30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  <table:table-cell office:value-type="float" office:value="314">
                <text:p>31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2">
                <text:p>282</text:p>
              </table:table-cell>
              <table:table-cell office:value-type="float" office:value="309">
                <text:p>30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2">
                <text:p>272</text:p>
              </table:table-cell>
              <table:table-cell office:value-type="float" office:value="302">
                <text:p>30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9">
                <text:p>279</text:p>
              </table:table-cell>
              <table:table-cell office:value-type="float" office:value="304">
                <text:p>30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5">
                <text:p>275</text:p>
              </table:table-cell>
              <table:table-cell office:value-type="float" office:value="308">
                <text:p>30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4">
                <text:p>274</text:p>
              </table:table-cell>
              <table:table-cell office:value-type="float" office:value="299">
                <text:p>299</text:p>
              </table:table-cell>
              <table:table-cell office:value-type="float" office:value="296">
                <text:p>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gauss10.I1:gauss10.K23" chart:data-source-has-labels="row" svg:x="0.32cm" svg:y="0.18cm" svg:width="12.587cm" svg:height="8.64cm">
          <chartooo:coordinate-region svg:x="0.941cm" svg:y="0.379cm" svg:width="11.5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auss10.I2:gauss10.I23" chart:label-cell-address="gauss10.I1:gauss10.I1" chart:class="chart:line">
            <chart:data-point chart:repeated="22"/>
          </chart:series>
          <chart:series chart:style-name="ch7" chart:values-cell-range-address="gauss10.J2:gauss10.J23" chart:label-cell-address="gauss10.J1:gauss10.J1" chart:class="chart:line">
            <chart:data-point chart:repeated="22"/>
          </chart:series>
          <chart:series chart:style-name="ch8" chart:values-cell-range-address="gauss10.K2:gauss10.K23" chart:label-cell-address="gauss10.K1:gauss10.K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gauss10.I1:gauss10.I1</svg:desc>
                </draw:g>
              </table:table-cell>
              <table:table-cell office:value-type="string">
                <text:p>Improve1</text:p>
                <draw:g>
                  <svg:desc>gauss10.J1:gauss10.J1</svg:desc>
                </draw:g>
              </table:table-cell>
              <table:table-cell office:value-type="string">
                <text:p>Improve2</text:p>
                <draw:g>
                  <svg:desc>gauss10.K1:gauss10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">
                <text:p>162</text:p>
                <draw:g>
                  <svg:desc>gauss10.I2:gauss10.I23</svg:desc>
                </draw:g>
              </table:table-cell>
              <table:table-cell office:value-type="float" office:value="169">
                <text:p>169</text:p>
                <draw:g>
                  <svg:desc>gauss10.J2:gauss10.J23</svg:desc>
                </draw:g>
              </table:table-cell>
              <table:table-cell office:value-type="float" office:value="180">
                <text:p>180</text:p>
                <draw:g>
                  <svg:desc>gauss10.K2:gauss10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1">
                <text:p>151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">
                <text:p>153</text:p>
              </table:table-cell>
              <table:table-cell office:value-type="float" office:value="174">
                <text:p>17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166">
                <text:p>1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">
                <text:p>15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">
                <text:p>156</text:p>
              </table:table-cell>
              <table:table-cell office:value-type="float" office:value="167">
                <text:p>16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">
                <text:p>154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">
                <text:p>158</text:p>
              </table:table-cell>
              <table:table-cell office:value-type="float" office:value="169">
                <text:p>1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">
                <text:p>155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165">
                <text:p>16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">
                <text:p>151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gauss20.B1:gauss20.D23" chart:data-source-has-labels="row" svg:x="0.32cm" svg:y="0.18cm" svg:width="12.587cm" svg:height="8.64cm">
          <chartooo:coordinate-region svg:x="1.127cm" svg:y="0.379cm" svg:width="11.5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auss20.B2:gauss20.B23" chart:label-cell-address="gauss20.B1:gauss20.B1" chart:class="chart:line">
            <chart:data-point chart:repeated="22"/>
          </chart:series>
          <chart:series chart:style-name="ch7" chart:values-cell-range-address="gauss20.C2:gauss20.C23" chart:label-cell-address="gauss20.C1:gauss20.C1" chart:class="chart:line">
            <chart:data-point chart:repeated="22"/>
          </chart:series>
          <chart:series chart:style-name="ch8" chart:values-cell-range-address="gauss20.D2:gauss20.D23" chart:label-cell-address="gauss20.D1:gauss20.D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gauss20.B1:gauss20.B1</svg:desc>
                </draw:g>
              </table:table-cell>
              <table:table-cell office:value-type="string">
                <text:p>Improve1</text:p>
                <draw:g>
                  <svg:desc>gauss20.C1:gauss20.C1</svg:desc>
                </draw:g>
              </table:table-cell>
              <table:table-cell office:value-type="string">
                <text:p>Improve2</text:p>
                <draw:g>
                  <svg:desc>gauss20.D1:gauss2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">
                <text:p>196</text:p>
                <draw:g>
                  <svg:desc>gauss20.B2:gauss20.B23</svg:desc>
                </draw:g>
              </table:table-cell>
              <table:table-cell office:value-type="float" office:value="220">
                <text:p>220</text:p>
                <draw:g>
                  <svg:desc>gauss20.C2:gauss20.C23</svg:desc>
                </draw:g>
              </table:table-cell>
              <table:table-cell office:value-type="float" office:value="222">
                <text:p>222</text:p>
                <draw:g>
                  <svg:desc>gauss20.D2:gauss20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">
                <text:p>193</text:p>
              </table:table-cell>
              <table:table-cell office:value-type="float" office:value="206">
                <text:p>20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">
                <text:p>197</text:p>
              </table:table-cell>
              <table:table-cell office:value-type="float" office:value="220">
                <text:p>2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">
                <text:p>196</text:p>
              </table:table-cell>
              <table:table-cell office:value-type="float" office:value="217">
                <text:p>21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  <table:table-cell office:value-type="float" office:value="216">
                <text:p>21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236">
                <text:p>23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">
                <text:p>201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">
                <text:p>201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">
                <text:p>208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">
                <text:p>204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">
                <text:p>197</text:p>
              </table:table-cell>
              <table:table-cell office:value-type="float" office:value="237">
                <text:p>23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228">
                <text:p>22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">
                <text:p>198</text:p>
              </table:table-cell>
              <table:table-cell office:value-type="float" office:value="234">
                <text:p>23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6">
                <text:p>206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4">
                <text:p>184</text:p>
              </table:table-cell>
              <table:table-cell office:value-type="float" office:value="221">
                <text:p>22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223">
                <text:p>22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">
                <text:p>194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gauss20.I1:gauss20.K23" chart:data-source-has-labels="row" svg:x="0.32cm" svg:y="0.18cm" svg:width="12.587cm" svg:height="8.64cm">
          <chartooo:coordinate-region svg:x="0.941cm" svg:y="0.379cm" svg:width="11.5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auss20.I2:gauss20.I23" chart:label-cell-address="gauss20.I1:gauss20.I1" chart:class="chart:line">
            <chart:data-point chart:repeated="22"/>
          </chart:series>
          <chart:series chart:style-name="ch7" chart:values-cell-range-address="gauss20.J2:gauss20.J23" chart:label-cell-address="gauss20.J1:gauss20.J1" chart:class="chart:line">
            <chart:data-point chart:repeated="22"/>
          </chart:series>
          <chart:series chart:style-name="ch8" chart:values-cell-range-address="gauss20.K2:gauss20.K23" chart:label-cell-address="gauss20.K1:gauss20.K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gauss20.I1:gauss20.I1</svg:desc>
                </draw:g>
              </table:table-cell>
              <table:table-cell office:value-type="string">
                <text:p>Improve1</text:p>
                <draw:g>
                  <svg:desc>gauss20.J1:gauss20.J1</svg:desc>
                </draw:g>
              </table:table-cell>
              <table:table-cell office:value-type="string">
                <text:p>Improve2</text:p>
                <draw:g>
                  <svg:desc>gauss20.K1:gauss20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gauss20.I2:gauss20.I23</svg:desc>
                </draw:g>
              </table:table-cell>
              <table:table-cell office:value-type="float" office:value="127">
                <text:p>127</text:p>
                <draw:g>
                  <svg:desc>gauss20.J2:gauss20.J23</svg:desc>
                </draw:g>
              </table:table-cell>
              <table:table-cell office:value-type="float" office:value="131">
                <text:p>131</text:p>
                <draw:g>
                  <svg:desc>gauss20.K2:gauss20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">
                <text:p>91</text:p>
              </table:table-cell>
              <table:table-cell office:value-type="float" office:value="119">
                <text:p>1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">
                <text:p>87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113">
                <text:p>1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">
                <text:p>87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">
                <text:p>87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111">
                <text:p>1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">
                <text:p>8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115">
                <text:p>115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